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b395" officeooo:paragraph-rsid="000fb395"/>
    </style:style>
    <style:style style:name="P2" style:family="paragraph" style:parent-style-name="Standard">
      <style:paragraph-properties fo:text-align="center" style:justify-single-word="false"/>
      <style:text-properties officeooo:rsid="000fb395" officeooo:paragraph-rsid="000fb395"/>
    </style:style>
    <style:style style:name="P3" style:family="paragraph" style:parent-style-name="Standard">
      <style:paragraph-properties fo:text-align="start" style:justify-single-word="false"/>
      <style:text-properties officeooo:rsid="000fb395" officeooo:paragraph-rsid="000fb395"/>
    </style:style>
    <style:style style:name="P4" style:family="paragraph" style:parent-style-name="Standard">
      <style:paragraph-properties fo:text-align="start" style:justify-single-word="false"/>
      <style:text-properties style:text-underline-style="none" fo:font-weight="normal" officeooo:rsid="000fb395" officeooo:paragraph-rsid="000fb395"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13042" style:font-weight-asian="normal" style:font-weight-complex="normal"/>
    </style:style>
    <style:style style:name="T4" style:family="text">
      <style:text-properties officeooo:rsid="001130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Fischer</text:p>
      <text:p text:style-name="P1">H595B584</text:p>
      <text:p text:style-name="P1">CS-598</text:p>
      <text:p text:style-name="P2">Individual Journal 9/<text:span text:style-name="T4">26</text:span>/21</text:p>
      <text:p text:style-name="P2"/>
      <text:p text:style-name="P3"><text:tab/>T<text:span text:style-name="T4">hese last two weeks have been focused upon expanding my knowledge of programming into Python. This hasn’t necessarily been very hard due to my previous understanding of C++ being very easily translated into Python due to all of the necessary knowledge being the same. <text:s/>Along with that I are continuing our research into flight data for the project database.</text:span></text:p>
      <text:p text:style-name="P3"/>
      <text:p text:style-name="P3"><text:tab/><text:span text:style-name="T1">What</text:span><text:span text:style-name="T2"> – The </text:span><text:span text:style-name="T3">problems for this section were confirming our project was alright, and to continue furthering my base understanding of python to help start the project, along with helping research things like the information needed for the database.</text:span></text:p>
      <text:p text:style-name="P4"><text:tab/></text:p>
      <text:p text:style-name="P3"><text:span text:style-name="T2"><text:tab/></text:span><text:span text:style-name="T1">Why</text:span><text:span text:style-name="T2"> – </text:span><text:span text:style-name="T3">We need to research information we can acquire to see how precise we can get the predictions, and to find what information we have available to use. The more information we have access to, the more accurate the machine learning can be.</text:span></text:p>
      <text:p text:style-name="P4"/>
      <text:p text:style-name="P3"><text:span text:style-name="T2"><text:tab/></text:span><text:span text:style-name="T1">How</text:span><text:span text:style-name="T2"> – </text:span><text:span text:style-name="T3">I am solving this problem by helping with the research into information accessible to the public about flight data. Along with that I am looking up the resources for learning Python and studying from them to further my knowledg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9:02:50.102000000</meta:creation-date>
    <dc:date>2021-09-26T16:35:20.144000000</dc:date>
    <meta:editing-duration>PT10M56S</meta:editing-duration>
    <meta:editing-cycles>2</meta:editing-cycles>
    <meta:generator>LibreOffice/7.1.5.2$Windows_X86_64 LibreOffice_project/85f04e9f809797b8199d13c421bd8a2b025d52b5</meta:generator>
    <meta:document-statistic meta:table-count="0" meta:image-count="0" meta:object-count="0" meta:page-count="1" meta:paragraph-count="9" meta:word-count="187" meta:character-count="1137" meta:non-whitespace-character-count="949"/>
  </office:meta>
</office:document-meta>
</file>